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undn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Merkmal 1</text:p>
          </table:table-cell>
          <table:table-cell office:value-type="string" calcext:value-type="string">
            <text:p>Wsmin</text:p>
          </table:table-cell>
          <table:table-cell office:value-type="string" calcext:value-type="string">
            <text:p>Wsmax</text:p>
          </table:table-cell>
          <table:table-cell office:value-type="string" calcext:value-type="string">
            <text:p>Merkmal 2</text:p>
          </table:table-cell>
          <table:table-cell office:value-type="string" calcext:value-type="string">
            <text:p>Dmax</text:p>
          </table:table-cell>
          <table:table-cell office:value-type="string" calcext:value-type="string">
            <text:p>% erhalt</text:p>
          </table:table-cell>
          <table:table-cell office:value-type="string" calcext:value-type="string">
            <text:p>Anmerk</text:p>
          </table:table-cell>
          <table:table-cell office:value-type="string" calcext:value-type="string">
            <text:p>Merkmal3</text:p>
          </table:table-cell>
          <table:table-cell office:value-type="string" calcext:value-type="string">
            <text:p>Merkmal4</text:p>
          </table:table-cell>
        </table:table-row>
        <table:table-row table:style-name="ro1">
          <table:table-cell office:value-type="float" office:value="1230340" calcext:value-type="float">
            <text:p>12303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340" calcext:value-type="float">
            <text:p>123034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WB KL</text:p>
          </table:table-cell>
          <table:table-cell table:number-columns-repeated="5"/>
        </table:table-row>
        <table:table-row table:style-name="ro1"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 KL</text:p>
          </table:table-cell>
          <table:table-cell table:number-columns-repeated="5"/>
        </table:table-row>
        <table:table-row table:style-name="ro1"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5"/>
        </table:table-row>
        <table:table-row table:style-name="ro1">
          <table:table-cell office:value-type="float" office:value="1230329" calcext:value-type="float">
            <text:p>12303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330" calcext:value-type="float">
            <text:p>1230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5" calcext:value-type="float">
            <text:p>0,55</text:p>
          </table:table-cell>
          <table:table-cell table:number-columns-repeated="6"/>
        </table:table-row>
        <table:table-row table:style-name="ro1">
          <table:table-cell office:value-type="float" office:value="1230330" calcext:value-type="float">
            <text:p>1230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9" calcext:value-type="float">
            <text:p>0,4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30322" calcext:value-type="float">
            <text:p>12303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334" calcext:value-type="float">
            <text:p>12303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334" calcext:value-type="float">
            <text:p>1230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334" calcext:value-type="float">
            <text:p>1230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335" calcext:value-type="float">
            <text:p>12303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335" calcext:value-type="float">
            <text:p>1230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331" calcext:value-type="float">
            <text:p>12303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331" calcext:value-type="float">
            <text:p>1230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Halsumbruch</text:p>
          </table:table-cell>
          <table:table-cell office:value-type="string" calcext:value-type="string">
            <text:p>WB KL</text:p>
          </table:table-cell>
          <table:table-cell table:number-columns-repeated="4"/>
        </table:table-row>
        <table:table-row table:style-name="ro1">
          <table:table-cell office:value-type="float" office:value="1230323" calcext:value-type="float">
            <text:p>1230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Schulterprofil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230323" calcext:value-type="float">
            <text:p>12303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8"/>
        </table:table-row>
        <table:table-row table:style-name="ro1"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2</text:p>
          </table:table-cell>
          <table:table-cell table:number-columns-repeated="5"/>
        </table:table-row>
        <table:table-row table:style-name="ro1">
          <table:table-cell office:value-type="float" office:value="1230324" calcext:value-type="float">
            <text:p>12303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30324" calcext:value-type="float">
            <text:p>12303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5" calcext:value-type="float">
            <text:p>0,65</text:p>
          </table:table-cell>
          <table:table-cell table:number-columns-repeated="6"/>
        </table:table-row>
        <table:table-row table:style-name="ro1">
          <table:table-cell office:value-type="float" office:value="1230327" calcext:value-type="float">
            <text:p>12303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erb1</text:p>
          </table:table-cell>
          <table:table-cell table:number-columns-repeated="5"/>
        </table:table-row>
        <table:table-row table:style-name="ro1"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ppen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office:value-type="string" calcext:value-type="string">
            <text:p>VFG?</text:p>
          </table:table-cell>
          <table:table-cell table:number-columns-repeated="2"/>
        </table:table-row>
        <table:table-row table:style-name="ro1"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z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327" calcext:value-type="float">
            <text:p>12303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327" calcext:value-type="float">
            <text:p>12303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1230327" calcext:value-type="float">
            <text:p>12303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5"/>
        </table:table-row>
        <table:table-row table:style-name="ro1"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erb1</text:p>
          </table:table-cell>
          <table:table-cell table:number-columns-repeated="5"/>
        </table:table-row>
        <table:table-row table:style-name="ro1"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325" calcext:value-type="float">
            <text:p>12303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325" calcext:value-type="float">
            <text:p>12303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8"/>
        </table:table-row>
        <table:table-row table:style-name="ro1"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8"/>
        </table:table-row>
        <table:table-row table:style-name="ro1"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 KL</text:p>
          </table:table-cell>
          <table:table-cell table:number-columns-repeated="5"/>
        </table:table-row>
        <table:table-row table:style-name="ro1"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GR</text:p>
          </table:table-cell>
          <table:table-cell table:number-columns-repeated="5"/>
        </table:table-row>
        <table:table-row table:style-name="ro1">
          <table:table-cell office:value-type="float" office:value="1230333" calcext:value-type="float">
            <text:p>12303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 table:number-columns-repeated="5"/>
        </table:table-row>
        <table:table-row table:style-name="ro1"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WB GR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WB GR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 table:number-columns-repeated="5"/>
        </table:table-row>
        <table:table-row table:style-name="ro1"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/>
        </table:table-row>
        <table:table-row table:style-name="ro1"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string" calcext:value-type="string">
            <text:p>WB GR</text:p>
          </table:table-cell>
          <table:table-cell table:number-columns-repeated="5"/>
        </table:table-row>
        <table:table-row table:style-name="ro1"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office:value-type="float" office:value="1230289" calcext:value-type="float">
            <text:p>1230289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289" calcext:value-type="float">
            <text:p>123028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GF</text:p>
          </table:table-cell>
          <table:table-cell table:number-columns-repeated="8"/>
        </table:table-row>
        <table:table-row table:style-name="ro1">
          <table:table-cell office:value-type="float" office:value="1230289" calcext:value-type="float">
            <text:p>123028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float" office:value="1230289" calcext:value-type="float">
            <text:p>1230289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Winz-Bruch</text:p>
          </table:table-cell>
          <table:table-cell table:number-columns-repeated="2"/>
        </table:table-row>
        <table:table-row table:style-name="ro1"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Rippen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grün glasiert</text:p>
          </table:table-cell>
          <table:table-cell table:number-columns-repeated="2"/>
          <table:table-cell office:value-type="string" calcext:value-type="string">
            <text:p>außen glaisert</text:p>
          </table:table-cell>
          <table:table-cell table:number-columns-repeated="2"/>
        </table:table-row>
        <table:table-row table:style-name="ro1"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string" calcext:value-type="string">
            <text:p>rot glasiert</text:p>
          </table:table-cell>
          <table:table-cell table:number-columns-repeated="2"/>
          <table:table-cell office:value-type="string" calcext:value-type="string">
            <text:p>außen glaisert</text:p>
          </table:table-cell>
          <table:table-cell table:number-columns-repeated="2"/>
        </table:table-row>
        <table:table-row table:style-name="ro1"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schwarz</text:p>
          </table:table-cell>
          <table:table-cell table:number-columns-repeated="2"/>
          <table:table-cell office:value-type="string" calcext:value-type="string">
            <text:p>i/a schwarz</text:p>
          </table:table-cell>
          <table:table-cell table:number-columns-repeated="2"/>
        </table:table-row>
        <table:table-row table:style-name="ro1"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KL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/>
        </table:table-row>
        <table:table-row table:style-name="ro1"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office:value-type="string" calcext:value-type="string">
            <text:p>L1</text:p>
          </table:table-cell>
        </table:table-row>
        <table:table-row table:style-name="ro1"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/>
        </table:table-row>
        <table:table-row table:style-name="ro1">
          <table:table-cell office:value-type="float" office:value="1230343" calcext:value-type="float">
            <text:p>12303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343" calcext:value-type="float">
            <text:p>12303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 table:number-columns-repeated="5"/>
        </table:table-row>
        <table:table-row table:style-name="ro1"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WB GR</text:p>
          </table:table-cell>
          <table:table-cell table:number-columns-repeated="5"/>
        </table:table-row>
        <table:table-row table:style-name="ro1">
          <table:table-cell office:value-type="float" office:value="1230478" calcext:value-type="float">
            <text:p>12304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1</text:p>
          </table:table-cell>
          <table:table-cell/>
        </table:table-row>
        <table:table-row table:style-name="ro1">
          <table:table-cell office:value-type="float" office:value="1230478" calcext:value-type="float">
            <text:p>123047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.55" calcext:value-type="float">
            <text:p>0,5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30478" calcext:value-type="float">
            <text:p>123047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office:value-type="float" office:value="1230344" calcext:value-type="float">
            <text:p>12303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5"/>
        </table:table-row>
        <table:table-row table:style-name="ro1"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5"/>
        </table:table-row>
        <table:table-row table:style-name="ro1"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Kerb2</text:p>
          </table:table-cell>
          <table:table-cell table:number-columns-repeated="5"/>
        </table:table-row>
        <table:table-row table:style-name="ro1"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Halsumn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/>
        </table:table-row>
        <table:table-row table:style-name="ro1">
          <table:table-cell office:value-type="float" office:value="1230033" calcext:value-type="float">
            <text:p>12300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033" calcext:value-type="float">
            <text:p>123003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1230033" calcext:value-type="float">
            <text:p>12300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Winz-Bruch</text:p>
          </table:table-cell>
          <table:table-cell table:number-columns-repeated="2"/>
        </table:table-row>
        <table:table-row table:style-name="ro1">
          <table:table-cell office:value-type="float" office:value="1230033" calcext:value-type="float">
            <text:p>12300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float" office:value="1230033" calcext:value-type="float">
            <text:p>123003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Winz-Bruch</text:p>
          </table:table-cell>
          <table:table-cell table:number-columns-repeated="2"/>
        </table:table-row>
        <table:table-row table:style-name="ro1"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5"/>
        </table:table-row>
        <table:table-row table:style-name="ro1">
          <table:table-cell office:value-type="float" office:value="1230344" calcext:value-type="float">
            <text:p>12303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344" calcext:value-type="float">
            <text:p>12303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5"/>
        </table:table-row>
        <table:table-row table:style-name="ro1">
          <table:table-cell office:value-type="float" office:value="1230344" calcext:value-type="float">
            <text:p>12303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5"/>
        </table:table-row>
        <table:table-row table:style-name="ro1"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Kerb2</text:p>
          </table:table-cell>
          <table:table-cell table:number-columns-repeated="5"/>
        </table:table-row>
        <table:table-row table:style-name="ro1"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5" calcext:value-type="float">
            <text:p>0,55</text:p>
          </table:table-cell>
          <table:table-cell office:value-type="string" calcext:value-type="string">
            <text:p>WB KL</text:p>
          </table:table-cell>
          <table:table-cell table:number-columns-repeated="5"/>
        </table:table-row>
        <table:table-row table:style-name="ro1">
          <table:table-cell office:value-type="float" office:value="1230344" calcext:value-type="float">
            <text:p>123034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unebenkörnig</text:p>
          </table:table-cell>
          <table:table-cell table:number-columns-repeated="2"/>
          <table:table-cell office:value-type="string" calcext:value-type="string">
            <text:p>HGW????</text:p>
          </table:table-cell>
          <table:table-cell table:number-columns-repeated="2"/>
        </table:table-row>
        <table:table-row table:style-name="ro1">
          <table:table-cell office:value-type="float" office:value="1230348" calcext:value-type="float">
            <text:p>12303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F</text:p>
          </table:table-cell>
          <table:table-cell table:number-columns-repeated="8"/>
        </table:table-row>
        <table:table-row table:style-name="ro1">
          <table:table-cell office:value-type="float" office:value="1230348" calcext:value-type="float">
            <text:p>12303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float" office:value="1230348" calcext:value-type="float">
            <text:p>12303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doppel</text:p>
          </table:table-cell>
          <table:table-cell/>
        </table:table-row>
        <table:table-row table:style-name="ro1"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GR</text:p>
          </table:table-cell>
          <table:table-cell table:number-columns-repeated="5"/>
        </table:table-row>
        <table:table-row table:style-name="ro1"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Kerb2</text:p>
          </table:table-cell>
          <table:table-cell table:number-columns-repeated="5"/>
        </table:table-row>
        <table:table-row table:style-name="ro1"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Kerb2</text:p>
          </table:table-cell>
          <table:table-cell table:number-columns-repeated="2"/>
          <table:table-cell office:value-type="string" calcext:value-type="string">
            <text:p>Boden nah</text:p>
          </table:table-cell>
          <table:table-cell table:number-columns-repeated="2"/>
        </table:table-row>
        <table:table-row table:style-name="ro1">
          <table:table-cell office:value-type="float" office:value="1230346" calcext:value-type="float">
            <text:p>12303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5"/>
        </table:table-row>
        <table:table-row table:style-name="ro1">
          <table:table-cell office:value-type="float" office:value="1230346" calcext:value-type="float">
            <text:p>12303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float" office:value="1230346" calcext:value-type="float">
            <text:p>123034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F</text:p>
          </table:table-cell>
          <table:table-cell table:number-columns-repeated="8"/>
        </table:table-row>
        <table:table-row table:style-name="ro1">
          <table:table-cell office:value-type="float" office:value="1230050" calcext:value-type="float">
            <text:p>1230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5"/>
        </table:table-row>
        <table:table-row table:style-name="ro1"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/>
        </table:table-row>
        <table:table-row table:style-name="ro1">
          <table:table-cell office:value-type="float" office:value="1230050" calcext:value-type="float">
            <text:p>12300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050" calcext:value-type="float">
            <text:p>12300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F</text:p>
          </table:table-cell>
          <table:table-cell table:number-columns-repeated="8"/>
        </table:table-row>
        <table:table-row table:style-name="ro1">
          <table:table-cell office:value-type="float" office:value="1230051" calcext:value-type="float">
            <text:p>1230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2"/>
          <table:table-cell office:value-type="string" calcext:value-type="string">
            <text:p>zu RS</text:p>
          </table:table-cell>
          <table:table-cell table:number-columns-repeated="2"/>
        </table:table-row>
        <table:table-row table:style-name="ro1">
          <table:table-cell office:value-type="float" office:value="1230051" calcext:value-type="float">
            <text:p>12300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051" calcext:value-type="float">
            <text:p>123005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/>
        </table:table-row>
        <table:table-row table:style-name="ro1">
          <table:table-cell office:value-type="float" office:value="1230051" calcext:value-type="float">
            <text:p>12300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Leiste1</text:p>
          </table:table-cell>
          <table:table-cell table:number-columns-repeated="5"/>
        </table:table-row>
        <table:table-row table:style-name="ro1">
          <table:table-cell office:value-type="float" office:value="1230051" calcext:value-type="float">
            <text:p>123005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051" calcext:value-type="float">
            <text:p>123005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schulterumbruch</text:p>
          </table:table-cell>
          <table:table-cell table:number-columns-repeated="3"/>
          <table:table-cell office:value-type="string" calcext:value-type="string">
            <text:p>schwarz</text:p>
          </table:table-cell>
          <table:table-cell office:value-type="string" calcext:value-type="string">
            <text:p>unverzierte Ware</text:p>
          </table:table-cell>
        </table:table-row>
        <table:table-row table:style-name="ro1"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schnitt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chng</text:p>
          </table:table-cell>
          <table:table-cell table:number-columns-repeated="2"/>
        </table:table-row>
        <table:table-row table:style-name="ro1"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Leiste 1</text:p>
          </table:table-cell>
          <table:table-cell table:number-columns-repeated="5"/>
        </table:table-row>
        <table:table-row table:style-name="ro1">
          <table:table-cell office:value-type="float" office:value="1230353" calcext:value-type="float">
            <text:p>12303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353" calcext:value-type="float">
            <text:p>12303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2"/>
          <table:table-cell office:value-type="string" calcext:value-type="string">
            <text:p>Vipperow</text:p>
          </table:table-cell>
          <table:table-cell table:number-columns-repeated="2"/>
        </table:table-row>
        <table:table-row table:style-name="ro1">
          <table:table-cell office:value-type="float" office:value="1230197" calcext:value-type="float">
            <text:p>12301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F</text:p>
          </table:table-cell>
          <table:table-cell table:number-columns-repeated="8"/>
        </table:table-row>
        <table:table-row table:style-name="ro1">
          <table:table-cell office:value-type="float" office:value="1230197" calcext:value-type="float">
            <text:p>12301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 table:number-columns-repeated="2"/>
          <table:table-cell office:value-type="string" calcext:value-type="string">
            <text:p>zu RS</text:p>
          </table:table-cell>
          <table:table-cell table:number-columns-repeated="2"/>
        </table:table-row>
        <table:table-row table:style-name="ro1">
          <table:table-cell office:value-type="float" office:value="1230204" calcext:value-type="float">
            <text:p>12302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8"/>
        </table:table-row>
        <table:table-row table:style-name="ro1">
          <table:table-cell office:value-type="float" office:value="1230204" calcext:value-type="float">
            <text:p>1230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Fischgrät</text:p>
          </table:table-cell>
          <table:table-cell table:number-columns-repeated="2"/>
          <table:table-cell office:value-type="string" calcext:value-type="string">
            <text:p>Zchng</text:p>
          </table:table-cell>
          <table:table-cell table:number-columns-repeated="2"/>
        </table:table-row>
        <table:table-row table:style-name="ro1"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Leiste1</text:p>
          </table:table-cell>
          <table:table-cell table:number-columns-repeated="5"/>
        </table:table-row>
        <table:table-row table:style-name="ro1">
          <table:table-cell office:value-type="float" office:value="1230200" calcext:value-type="float">
            <text:p>1230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200" calcext:value-type="float">
            <text:p>1230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200" calcext:value-type="float">
            <text:p>1230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grauschwarz</text:p>
          </table:table-cell>
          <table:table-cell table:number-columns-repeated="2"/>
          <table:table-cell office:value-type="string" calcext:value-type="string">
            <text:p>Sonderware</text:p>
          </table:table-cell>
          <table:table-cell table:number-columns-repeated="2"/>
        </table:table-row>
        <table:table-row table:style-name="ro1">
          <table:table-cell office:value-type="float" office:value="1230200" calcext:value-type="float">
            <text:p>12302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5"/>
        </table:table-row>
        <table:table-row table:style-name="ro1">
          <table:table-cell office:value-type="float" office:value="1230206" calcext:value-type="float">
            <text:p>1230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206" calcext:value-type="float">
            <text:p>12302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string" calcext:value-type="string">
            <text:p>Fischgrät</text:p>
          </table:table-cell>
          <table:table-cell table:number-columns-repeated="5"/>
        </table:table-row>
        <table:table-row table:style-name="ro1"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6"/>
        </table:table-row>
        <table:table-row table:style-name="ro1">
          <table:table-cell office:value-type="float" office:value="1230207" calcext:value-type="float">
            <text:p>12302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207" calcext:value-type="float">
            <text:p>12302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B KL</text:p>
          </table:table-cell>
          <table:table-cell/>
        </table:table-row>
        <table:table-row table:style-name="ro1"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 GR</text:p>
          </table:table-cell>
          <table:table-cell table:number-columns-repeated="5"/>
        </table:table-row>
        <table:table-row table:style-name="ro1">
          <table:table-cell office:value-type="float" office:value="1230385" calcext:value-type="float">
            <text:p>12303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385" calcext:value-type="float">
            <text:p>12303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385" calcext:value-type="float">
            <text:p>12303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robgemagert</text:p>
          </table:table-cell>
          <table:table-cell table:number-columns-repeated="5"/>
        </table:table-row>
        <table:table-row table:style-name="ro1">
          <table:table-cell office:value-type="float" office:value="1230386" calcext:value-type="float">
            <text:p>12303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Gbraäunlich-grau</text:p>
          </table:table-cell>
          <table:table-cell table:number-columns-repeated="5"/>
        </table:table-row>
        <table:table-row table:style-name="ro1"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an RS</text:p>
          </table:table-cell>
          <table:table-cell table:number-columns-repeated="2"/>
        </table:table-row>
        <table:table-row table:style-name="ro1"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 KL</text:p>
          </table:table-cell>
          <table:table-cell table:number-columns-repeated="2"/>
          <table:table-cell office:value-type="string" calcext:value-type="string">
            <text:p>45 VIII</text:p>
          </table:table-cell>
          <table:table-cell table:number-columns-repeated="2"/>
        </table:table-row>
        <table:table-row table:style-name="ro1">
          <table:table-cell office:value-type="float" office:value="1230383" calcext:value-type="float">
            <text:p>12303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2"/>
          <table:table-cell office:value-type="string" calcext:value-type="string">
            <text:p>45 IX</text:p>
          </table:table-cell>
          <table:table-cell table:number-columns-repeated="2"/>
        </table:table-row>
        <table:table-row table:style-name="ro1"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office:value-type="string" calcext:value-type="string">
            <text:p>Fischgrät</text:p>
          </table:table-cell>
          <table:table-cell table:number-columns-repeated="5"/>
        </table:table-row>
        <table:table-row table:style-name="ro1">
          <table:table-cell office:value-type="float" office:value="1230838" calcext:value-type="float">
            <text:p>1230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/>
        </table:table-row>
        <table:table-row table:style-name="ro1">
          <table:table-cell office:value-type="float" office:value="1230383" calcext:value-type="float">
            <text:p>12303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383" calcext:value-type="float">
            <text:p>123038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383" calcext:value-type="float">
            <text:p>12303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Schullterum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/>
        </table:table-row>
        <table:table-row table:style-name="ro1">
          <table:table-cell office:value-type="float" office:value="1230380" calcext:value-type="float">
            <text:p>12303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380" calcext:value-type="float">
            <text:p>12303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string" calcext:value-type="string">
            <text:p>Grauware? Sehr hart</text:p>
          </table:table-cell>
          <table:table-cell table:number-columns-repeated="2"/>
        </table:table-row>
        <table:table-row table:style-name="ro1"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/>
        </table:table-row>
        <table:table-row table:style-name="ro1"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 KL</text:p>
          </table:table-cell>
          <table:table-cell table:number-columns-repeated="5"/>
        </table:table-row>
        <table:table-row table:style-name="ro1">
          <table:table-cell office:value-type="float" office:value="1230316" calcext:value-type="float">
            <text:p>12303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316" calcext:value-type="float">
            <text:p>12303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WB GR</text:p>
          </table:table-cell>
          <table:table-cell table:number-columns-repeated="5"/>
        </table:table-row>
        <table:table-row table:style-name="ro1">
          <table:table-cell office:value-type="float" office:value="1230319" calcext:value-type="float">
            <text:p>12303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B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318" calcext:value-type="float">
            <text:p>12303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318" calcext:value-type="float">
            <text:p>12303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317" calcext:value-type="float">
            <text:p>12303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317" calcext:value-type="float">
            <text:p>1230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/>
        </table:table-row>
        <table:table-row table:style-name="ro1">
          <table:table-cell office:value-type="float" office:value="1230317" calcext:value-type="float">
            <text:p>12303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ammWB</text:p>
          </table:table-cell>
          <table:table-cell table:number-columns-repeated="5"/>
        </table:table-row>
        <table:table-row table:style-name="ro1"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erb2</text:p>
          </table:table-cell>
          <table:table-cell table:number-columns-repeated="5"/>
        </table:table-row>
        <table:table-row table:style-name="ro1"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5"/>
        </table:table-row>
        <table:table-row table:style-name="ro1">
          <table:table-cell office:value-type="float" office:value="1230387" calcext:value-type="float">
            <text:p>12303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387" calcext:value-type="float">
            <text:p>123038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6" calcext:value-type="float">
            <text:p>0,6</text:p>
          </table:table-cell>
          <table:table-cell table:number-columns-repeated="6"/>
        </table:table-row>
        <table:table-row table:style-name="ro1">
          <table:table-cell office:value-type="float" office:value="1230387" calcext:value-type="float">
            <text:p>12303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485" calcext:value-type="float">
            <text:p>12304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table:number-columns-repeated="6"/>
        </table:table-row>
        <table:table-row table:style-name="ro1">
          <table:table-cell office:value-type="float" office:value="1230496" calcext:value-type="float">
            <text:p>12304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65" calcext:value-type="float">
            <text:p>0,65</text:p>
          </table:table-cell>
          <table:table-cell table:number-columns-repeated="6"/>
        </table:table-row>
        <table:table-row table:style-name="ro1">
          <table:table-cell office:value-type="float" office:value="1230489" calcext:value-type="float">
            <text:p>12304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393" calcext:value-type="float">
            <text:p>12303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320" calcext:value-type="float">
            <text:p>12303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320" calcext:value-type="float">
            <text:p>1230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5"/>
        </table:table-row>
        <table:table-row table:style-name="ro1">
          <table:table-cell office:value-type="float" office:value="1230320" calcext:value-type="float">
            <text:p>12303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F</text:p>
          </table:table-cell>
          <table:table-cell table:number-columns-repeated="8"/>
        </table:table-row>
        <table:table-row table:style-name="ro1">
          <table:table-cell office:value-type="float" office:value="1230320" calcext:value-type="float">
            <text:p>12303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float" office:value="1230320" calcext:value-type="float">
            <text:p>1230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87" calcext:value-type="float">
            <text:p>12304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1230487" calcext:value-type="float">
            <text:p>12304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482" calcext:value-type="float">
            <text:p>12304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82" calcext:value-type="float">
            <text:p>123048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482" calcext:value-type="float">
            <text:p>12304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5"/>
        </table:table-row>
        <table:table-row table:style-name="ro1"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5"/>
        </table:table-row>
        <table:table-row table:style-name="ro1">
          <table:table-cell office:value-type="float" office:value="1230446" calcext:value-type="float">
            <text:p>12304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446" calcext:value-type="float">
            <text:p>12304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446" calcext:value-type="float">
            <text:p>12304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UFG oder altslawisch?</text:p>
          </table:table-cell>
          <table:table-cell table:number-columns-repeated="2"/>
        </table:table-row>
        <table:table-row table:style-name="ro1"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iert</text:p>
          </table:table-cell>
          <table:table-cell table:number-columns-repeated="2"/>
          <table:table-cell office:value-type="string" calcext:value-type="string">
            <text:p>a grün glasiert</text:p>
          </table:table-cell>
          <table:table-cell table:number-columns-repeated="3"/>
          <table:table-cell office:value-type="string" calcext:value-type="string">
            <text:p>i gelb glasiert</text:p>
          </table:table-cell>
          <table:table-cell/>
        </table:table-row>
        <table:table-row table:style-name="ro1">
          <table:table-cell office:value-type="float" office:value="1230390" calcext:value-type="float">
            <text:p>12303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390" calcext:value-type="float">
            <text:p>123039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390" calcext:value-type="float">
            <text:p>12303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1.2" calcext:value-type="float">
            <text:p>1,2</text:p>
          </table:table-cell>
          <table:table-cell table:number-columns-repeated="6"/>
        </table:table-row>
        <table:table-row table:style-name="ro1"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/>
        </table:table-row>
        <table:table-row table:style-name="ro1">
          <table:table-cell office:value-type="float" office:value="1230442" calcext:value-type="float">
            <text:p>123044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42" calcext:value-type="float">
            <text:p>123044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442" calcext:value-type="float">
            <text:p>12304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0.49" calcext:value-type="float">
            <text:p>0,49</text:p>
          </table:table-cell>
          <table:table-cell table:number-columns-repeated="3"/>
          <table:table-cell office:value-type="string" calcext:value-type="string">
            <text:p>HGW ?</text:p>
          </table:table-cell>
          <table:table-cell table:number-columns-repeated="2"/>
        </table:table-row>
        <table:table-row table:style-name="ro1">
          <table:table-cell office:value-type="float" office:value="1230484" calcext:value-type="float">
            <text:p>12304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</text:p>
          </table:table-cell>
          <table:table-cell table:number-columns-repeated="2"/>
        </table:table-row>
        <table:table-row table:style-name="ro1">
          <table:table-cell office:value-type="float" office:value="1230484" calcext:value-type="float">
            <text:p>12304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484" calcext:value-type="float">
            <text:p>12304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5"/>
        </table:table-row>
        <table:table-row table:style-name="ro1"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5"/>
        </table:table-row>
        <table:table-row table:style-name="ro1">
          <table:table-cell office:value-type="float" office:value="1230484" calcext:value-type="float">
            <text:p>12304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</text:p>
          </table:table-cell>
          <table:table-cell table:number-columns-repeated="2"/>
        </table:table-row>
        <table:table-row table:style-name="ro1"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ischgrät</text:p>
          </table:table-cell>
          <table:table-cell table:number-columns-repeated="2"/>
          <table:table-cell office:value-type="string" calcext:value-type="string">
            <text:p>Zchng 50IV</text:p>
          </table:table-cell>
          <table:table-cell office:value-type="string" calcext:value-type="string">
            <text:p>Kerb3</text:p>
          </table:table-cell>
          <table:table-cell office:value-type="string" calcext:value-type="string">
            <text:p>WB KL</text:p>
          </table:table-cell>
        </table:table-row>
        <table:table-row table:style-name="ro1"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3</text:p>
          </table:table-cell>
          <table:table-cell table:number-columns-repeated="5"/>
        </table:table-row>
        <table:table-row table:style-name="ro1">
          <table:table-cell office:value-type="float" office:value="1230421" calcext:value-type="float">
            <text:p>12304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WB GR</text:p>
          </table:table-cell>
          <table:table-cell table:number-columns-repeated="5"/>
        </table:table-row>
        <table:table-row table:style-name="ro1">
          <table:table-cell office:value-type="float" office:value="1230421" calcext:value-type="float">
            <text:p>12304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3</text:p>
          </table:table-cell>
          <table:table-cell table:number-columns-repeated="5"/>
        </table:table-row>
        <table:table-row table:style-name="ro1">
          <table:table-cell office:value-type="float" office:value="1230421" calcext:value-type="float">
            <text:p>12304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</text:p>
          </table:table-cell>
          <table:table-cell table:number-columns-repeated="5"/>
        </table:table-row>
        <table:table-row table:style-name="ro1">
          <table:table-cell office:value-type="float" office:value="1230440" calcext:value-type="float">
            <text:p>12304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440" calcext:value-type="float">
            <text:p>12304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Leiste2</text:p>
          </table:table-cell>
          <table:table-cell table:number-columns-repeated="5"/>
        </table:table-row>
        <table:table-row table:style-name="ro1"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/>
        </table:table-row>
        <table:table-row table:style-name="ro1">
          <table:table-cell office:value-type="float" office:value="1230439" calcext:value-type="float">
            <text:p>12304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439" calcext:value-type="float">
            <text:p>12304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439" calcext:value-type="float">
            <text:p>12304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39" calcext:value-type="float">
            <text:p>12304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39" calcext:value-type="float">
            <text:p>12304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string" calcext:value-type="string">
            <text:p>grau, auffallend hart gebrannt</text:p>
          </table:table-cell>
          <table:table-cell table:number-columns-repeated="2"/>
        </table:table-row>
        <table:table-row table:style-name="ro1"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ppen</text:p>
          </table:table-cell>
          <table:table-cell table:number-columns-repeated="5"/>
          <table:table-cell office:value-type="string" calcext:value-type="string">
            <text:p>Harte Grauware?</text:p>
          </table:table-cell>
          <table:table-cell table:number-columns-repeated="2"/>
        </table:table-row>
        <table:table-row table:style-name="ro1"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efen</text:p>
          </table:table-cell>
          <table:table-cell table:number-columns-repeated="5"/>
          <table:table-cell office:value-type="string" calcext:value-type="string">
            <text:p>Harte Grauware</text:p>
          </table:table-cell>
          <table:table-cell table:number-columns-repeated="2"/>
        </table:table-row>
        <table:table-row table:style-name="ro1">
          <table:table-cell office:value-type="float" office:value="1230420" calcext:value-type="float">
            <text:p>123042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Harte Grauware</text:p>
          </table:table-cell>
          <table:table-cell table:number-columns-repeated="2"/>
        </table:table-row>
        <table:table-row table:style-name="ro1"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1I</text:p>
          </table:table-cell>
          <table:table-cell table:number-columns-repeated="2"/>
        </table:table-row>
        <table:table-row table:style-name="ro1"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Kerb2</text:p>
          </table:table-cell>
        </table:table-row>
        <table:table-row table:style-name="ro1"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/>
        </table:table-row>
        <table:table-row table:style-name="ro1">
          <table:table-cell office:value-type="float" office:value="1230420" calcext:value-type="float">
            <text:p>12304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420" calcext:value-type="float">
            <text:p>12304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420" calcext:value-type="float">
            <text:p>12304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25" calcext:value-type="float">
            <text:p>1230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25" calcext:value-type="float">
            <text:p>1230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25" calcext:value-type="float">
            <text:p>12304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1230425" calcext:value-type="float">
            <text:p>12304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5" calcext:value-type="float">
            <text:p>0,55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194" calcext:value-type="float">
            <text:p>1230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194" calcext:value-type="float">
            <text:p>12301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65" calcext:value-type="float">
            <text:p>0,65</text:p>
          </table:table-cell>
          <table:table-cell table:number-columns-repeated="6"/>
        </table:table-row>
        <table:table-row table:style-name="ro1"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GR doppelt</text:p>
          </table:table-cell>
          <table:table-cell table:number-columns-repeated="2"/>
          <table:table-cell office:value-type="string" calcext:value-type="string">
            <text:p>schwarz</text:p>
          </table:table-cell>
          <table:table-cell table:number-columns-repeated="2"/>
        </table:table-row>
        <table:table-row table:style-name="ro1"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Leiste 1</text:p>
          </table:table-cell>
          <table:table-cell table:number-columns-repeated="5"/>
        </table:table-row>
        <table:table-row table:style-name="ro1"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number-columns-repeated="3"/>
          <table:table-cell office:value-type="string" calcext:value-type="string">
            <text:p>Harte Grauware</text:p>
          </table:table-cell>
          <table:table-cell table:number-columns-repeated="2"/>
        </table:table-row>
        <table:table-row table:style-name="ro1">
          <table:table-cell office:value-type="float" office:value="1230418" calcext:value-type="float">
            <text:p>123041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1230418" calcext:value-type="float">
            <text:p>12304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float" office:value="1230418" calcext:value-type="float">
            <text:p>12304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Umbruch</text:p>
          </table:table-cell>
          <table:table-cell table:number-columns-repeated="5"/>
        </table:table-row>
        <table:table-row table:style-name="ro1">
          <table:table-cell office:value-type="float" office:value="1230478" calcext:value-type="float">
            <text:p>12304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2X</text:p>
          </table:table-cell>
          <table:table-cell table:number-columns-repeated="2"/>
        </table:table-row>
        <table:table-row table:style-name="ro1"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B dreifach</text:p>
          </table:table-cell>
          <table:table-cell table:number-columns-repeated="2"/>
          <table:table-cell office:value-type="string" calcext:value-type="string">
            <text:p>Zchng. 52X</text:p>
          </table:table-cell>
          <table:table-cell table:number-columns-repeated="2"/>
        </table:table-row>
        <table:table-row table:style-name="ro1"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/>
        </table:table-row>
        <table:table-row table:style-name="ro1">
          <table:table-cell office:value-type="float" office:value="1230478" calcext:value-type="float">
            <text:p>123047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3II</text:p>
          </table:table-cell>
          <table:table-cell table:number-columns-repeated="2"/>
        </table:table-row>
        <table:table-row table:style-name="ro1">
          <table:table-cell office:value-type="float" office:value="1230475" calcext:value-type="float">
            <text:p>12304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3III</text:p>
          </table:table-cell>
          <table:table-cell table:number-columns-repeated="2"/>
        </table:table-row>
        <table:table-row table:style-name="ro1"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2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table:number-columns-repeated="2"/>
        </table:table-row>
        <table:table-row table:style-name="ro1"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erb2</text:p>
          </table:table-cell>
          <table:table-cell table:number-columns-repeated="5"/>
        </table:table-row>
        <table:table-row table:style-name="ro1">
          <table:table-cell office:value-type="float" office:value="1230475" calcext:value-type="float">
            <text:p>123047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Leiste1</text:p>
          </table:table-cell>
          <table:table-cell table:number-columns-repeated="5"/>
        </table:table-row>
        <table:table-row table:style-name="ro1">
          <table:table-cell office:value-type="float" office:value="1230475" calcext:value-type="float">
            <text:p>12304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1230415" calcext:value-type="float">
            <text:p>1230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15" calcext:value-type="float">
            <text:p>1230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475" calcext:value-type="float">
            <text:p>12304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5" calcext:value-type="float">
            <text:p>0,75</text:p>
          </table:table-cell>
          <table:table-cell table:number-columns-repeated="3"/>
          <table:table-cell office:value-type="string" calcext:value-type="string">
            <text:p>überfeuert</text:p>
          </table:table-cell>
          <table:table-cell table:number-columns-repeated="2"/>
        </table:table-row>
        <table:table-row table:style-name="ro1">
          <table:table-cell office:value-type="float" office:value="1230414" calcext:value-type="float">
            <text:p>1230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1230414" calcext:value-type="float">
            <text:p>12304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480" calcext:value-type="float">
            <text:p>1230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6"/>
        </table:table-row>
        <table:table-row table:style-name="ro1"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vierfach</text:p>
          </table:table-cell>
          <table:table-cell table:number-columns-repeated="5"/>
        </table:table-row>
        <table:table-row table:style-name="ro1">
          <table:table-cell office:value-type="float" office:value="1230409" calcext:value-type="float">
            <text:p>12304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table:number-columns-repeated="8"/>
        </table:table-row>
        <table:table-row table:style-name="ro1"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/>
        </table:table-row>
        <table:table-row table:style-name="ro1"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Leiste1</text:p>
          </table:table-cell>
          <table:table-cell table:number-columns-repeated="5"/>
        </table:table-row>
        <table:table-row table:style-name="ro1"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5"/>
        </table:table-row>
        <table:table-row table:style-name="ro1">
          <table:table-cell office:value-type="float" office:value="1230409" calcext:value-type="float">
            <text:p>12304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30409" calcext:value-type="float">
            <text:p>123040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450" calcext:value-type="float">
            <text:p>12304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450" calcext:value-type="float">
            <text:p>12304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5IX</text:p>
          </table:table-cell>
          <table:table-cell table:number-columns-repeated="2"/>
        </table:table-row>
        <table:table-row table:style-name="ro1"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WB doppel</text:p>
          </table:table-cell>
          <table:table-cell table:number-columns-repeated="5"/>
        </table:table-row>
        <table:table-row table:style-name="ro1">
          <table:table-cell office:value-type="float" office:value="1230451" calcext:value-type="float">
            <text:p>1230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</text:p>
          </table:table-cell>
          <table:table-cell table:number-columns-repeated="5"/>
        </table:table-row>
        <table:table-row table:style-name="ro1"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Fischgrät</text:p>
          </table:table-cell>
          <table:table-cell table:number-columns-repeated="5"/>
        </table:table-row>
        <table:table-row table:style-name="ro1"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/>
        </table:table-row>
        <table:table-row table:style-name="ro1">
          <table:table-cell office:value-type="float" office:value="1230451" calcext:value-type="float">
            <text:p>12304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1230451" calcext:value-type="float">
            <text:p>123045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451" calcext:value-type="float">
            <text:p>12304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5II</text:p>
          </table:table-cell>
          <table:table-cell table:number-columns-repeated="2"/>
        </table:table-row>
        <table:table-row table:style-name="ro1">
          <table:table-cell office:value-type="float" office:value="1230445" calcext:value-type="float">
            <text:p>12304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5III</text:p>
          </table:table-cell>
          <table:table-cell table:number-columns-repeated="2"/>
        </table:table-row>
        <table:table-row table:style-name="ro1"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5"/>
        </table:table-row>
        <table:table-row table:style-name="ro1"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/>
        </table:table-row>
        <table:table-row table:style-name="ro1"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2</text:p>
          </table:table-cell>
          <table:table-cell table:number-columns-repeated="5"/>
        </table:table-row>
        <table:table-row table:style-name="ro1">
          <table:table-cell office:value-type="float" office:value="1230445" calcext:value-type="float">
            <text:p>12304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45" calcext:value-type="float">
            <text:p>12304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445" calcext:value-type="float">
            <text:p>123044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431" calcext:value-type="float">
            <text:p>1230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432" calcext:value-type="float">
            <text:p>12304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1.4" calcext:value-type="float">
            <text:p>1,4</text:p>
          </table:table-cell>
          <table:table-cell table:number-columns-repeated="6"/>
        </table:table-row>
        <table:table-row table:style-name="ro1">
          <table:table-cell office:value-type="float" office:value="1230433" calcext:value-type="float">
            <text:p>12304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RS Zchng. 56III</text:p>
          </table:table-cell>
          <table:table-cell table:number-columns-repeated="2"/>
        </table:table-row>
        <table:table-row table:style-name="ro1">
          <table:table-cell office:value-type="float" office:value="1230433" calcext:value-type="float">
            <text:p>12304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RS Zchng. 56IV</text:p>
          </table:table-cell>
          <table:table-cell table:number-columns-repeated="2"/>
        </table:table-row>
        <table:table-row table:style-name="ro1">
          <table:table-cell office:value-type="float" office:value="1230433" calcext:value-type="float">
            <text:p>12304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1230429" calcext:value-type="float">
            <text:p>12304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6XIII</text:p>
          </table:table-cell>
          <table:table-cell table:number-columns-repeated="2"/>
        </table:table-row>
        <table:table-row table:style-name="ro1"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6XIII</text:p>
          </table:table-cell>
          <table:table-cell table:number-columns-repeated="2"/>
        </table:table-row>
        <table:table-row table:style-name="ro1"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ste 1</text:p>
          </table:table-cell>
          <table:table-cell table:number-columns-repeated="5"/>
        </table:table-row>
        <table:table-row table:style-name="ro1">
          <table:table-cell office:value-type="float" office:value="1230429" calcext:value-type="float">
            <text:p>12304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29" calcext:value-type="float">
            <text:p>12304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429" calcext:value-type="float">
            <text:p>12304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428" calcext:value-type="float">
            <text:p>1230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 KL</text:p>
          </table:table-cell>
          <table:table-cell table:number-columns-repeated="5"/>
        </table:table-row>
        <table:table-row table:style-name="ro1"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/>
        </table:table-row>
        <table:table-row table:style-name="ro1">
          <table:table-cell office:value-type="float" office:value="1230428" calcext:value-type="float">
            <text:p>12304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28" calcext:value-type="float">
            <text:p>12304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Leiste 1</text:p>
          </table:table-cell>
          <table:table-cell table:number-columns-repeated="5"/>
        </table:table-row>
        <table:table-row table:style-name="ro1">
          <table:table-cell office:value-type="float" office:value="1230428" calcext:value-type="float">
            <text:p>12304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428" calcext:value-type="float">
            <text:p>123042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428" calcext:value-type="float">
            <text:p>1230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ukow/altslawisch</text:p>
          </table:table-cell>
          <table:table-cell table:number-columns-repeated="2"/>
        </table:table-row>
        <table:table-row table:style-name="ro1">
          <table:table-cell office:value-type="float" office:value="1230426" calcext:value-type="float">
            <text:p>12304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426" calcext:value-type="float">
            <text:p>12304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55" calcext:value-type="float">
            <text:p>0,55</text:p>
          </table:table-cell>
          <table:table-cell table:number-columns-repeated="6"/>
        </table:table-row>
        <table:table-row table:style-name="ro1">
          <table:table-cell office:value-type="float" office:value="1230400" calcext:value-type="float">
            <text:p>12304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400" calcext:value-type="float">
            <text:p>1230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400" calcext:value-type="float">
            <text:p>1230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office:value-type="float" office:value="1230396" calcext:value-type="float">
            <text:p>123039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1230396" calcext:value-type="float">
            <text:p>12303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396" calcext:value-type="float">
            <text:p>12303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Kamm WB dreifach</text:p>
          </table:table-cell>
          <table:table-cell table:number-columns-repeated="5"/>
        </table:table-row>
        <table:table-row table:style-name="ro1"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WB KL</text:p>
          </table:table-cell>
          <table:table-cell table:number-columns-repeated="5"/>
        </table:table-row>
        <table:table-row table:style-name="ro1">
          <table:table-cell office:value-type="float" office:value="1230396" calcext:value-type="float">
            <text:p>12303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Leiste 1</text:p>
          </table:table-cell>
          <table:table-cell table:number-columns-repeated="5"/>
        </table:table-row>
        <table:table-row table:style-name="ro1">
          <table:table-cell office:value-type="float" office:value="1230398" calcext:value-type="float">
            <text:p>12303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1230398" calcext:value-type="float">
            <text:p>12303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398" calcext:value-type="float">
            <text:p>123039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/>
        </table:table-row>
        <table:table-row table:style-name="ro1">
          <table:table-cell office:value-type="float" office:value="1230398" calcext:value-type="float">
            <text:p>123039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/>
        </table:table-row>
        <table:table-row table:style-name="ro1"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 quer</text:p>
          </table:table-cell>
          <table:table-cell table:number-columns-repeated="5"/>
        </table:table-row>
        <table:table-row table:style-name="ro1"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/>
        </table:table-row>
        <table:table-row table:style-name="ro1">
          <table:table-cell office:value-type="float" office:value="1230402" calcext:value-type="float">
            <text:p>123040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30402" calcext:value-type="float">
            <text:p>123040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402" calcext:value-type="float">
            <text:p>12304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60XII</text:p>
          </table:table-cell>
          <table:table-cell table:number-columns-repeated="2"/>
        </table:table-row>
        <table:table-row table:style-name="ro1"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Leiste 1</text:p>
          </table:table-cell>
          <table:table-cell table:number-columns-repeated="2"/>
          <table:table-cell office:value-type="string" calcext:value-type="string">
            <text:p>Zchng. 61V</text:p>
          </table:table-cell>
          <table:table-cell table:number-columns-repeated="2"/>
        </table:table-row>
        <table:table-row table:style-name="ro1"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/>
        </table:table-row>
        <table:table-row table:style-name="ro1"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KL</text:p>
          </table:table-cell>
          <table:table-cell table:number-columns-repeated="5"/>
        </table:table-row>
        <table:table-row table:style-name="ro1"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Kerb2</text:p>
          </table:table-cell>
        </table:table-row>
        <table:table-row table:style-name="ro1"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/>
        </table:table-row>
        <table:table-row table:style-name="ro1"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Kerb2</text:p>
          </table:table-cell>
        </table:table-row>
        <table:table-row table:style-name="ro1"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B GR zweifach</text:p>
          </table:table-cell>
          <table:table-cell table:number-columns-repeated="5"/>
        </table:table-row>
        <table:table-row table:style-name="ro1">
          <table:table-cell office:value-type="float" office:value="1230411" calcext:value-type="float">
            <text:p>12304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1.2" calcext:value-type="float">
            <text:p>1,2</text:p>
          </table:table-cell>
          <table:table-cell table:number-columns-repeated="6"/>
        </table:table-row>
        <table:table-row table:style-name="ro1">
          <table:table-cell office:value-type="float" office:value="1230411" calcext:value-type="float">
            <text:p>12304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office:value-type="float" office:value="1230411" calcext:value-type="float">
            <text:p>12304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/>
        </table:table-row>
        <table:table-row table:style-name="ro1"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string" calcext:value-type="string">
            <text:p>rot glasiert innen Rote Irdenware</text:p>
          </table:table-cell>
          <table:table-cell table:number-columns-repeated="5"/>
        </table:table-row>
        <table:table-row table:style-name="ro1"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grün glasiert innen Rote Irdenware</text:p>
          </table:table-cell>
          <table:table-cell table:number-columns-repeated="5"/>
        </table:table-row>
        <table:table-row table:style-name="ro1"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ün glasiert innen Rote Irdenware</text:p>
          </table:table-cell>
          <table:table-cell table:number-columns-repeated="5"/>
        </table:table-row>
        <table:table-row table:style-name="ro1">
          <table:table-cell office:value-type="float" office:value="1230435" calcext:value-type="float">
            <text:p>123043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435" calcext:value-type="float">
            <text:p>12304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435" calcext:value-type="float">
            <text:p>12304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36" calcext:value-type="float">
            <text:p>12304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436" calcext:value-type="float">
            <text:p>12304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436" calcext:value-type="float">
            <text:p>12304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63" calcext:value-type="float">
            <text:p>12304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9VII</text:p>
          </table:table-cell>
          <table:table-cell table:number-columns-repeated="2"/>
        </table:table-row>
        <table:table-row table:style-name="ro1"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Kerb2</text:p>
          </table:table-cell>
          <table:table-cell table:number-columns-repeated="5"/>
        </table:table-row>
        <table:table-row table:style-name="ro1"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/>
        </table:table-row>
        <table:table-row table:style-name="ro1">
          <table:table-cell office:value-type="float" office:value="1230463" calcext:value-type="float">
            <text:p>12304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63" calcext:value-type="float">
            <text:p>12304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463" calcext:value-type="float">
            <text:p>12304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table:number-columns-repeated="3"/>
          <table:table-cell office:value-type="string" calcext:value-type="string">
            <text:p>Harte Grauware?</text:p>
          </table:table-cell>
          <table:table-cell table:number-columns-repeated="2"/>
        </table:table-row>
        <table:table-row table:style-name="ro1">
          <table:table-cell office:value-type="float" office:value="1230469" calcext:value-type="float">
            <text:p>12304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69" calcext:value-type="float">
            <text:p>12304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5" calcext:value-type="float">
            <text:p>0,65</text:p>
          </table:table-cell>
          <table:table-cell table:number-columns-repeated="6"/>
        </table:table-row>
        <table:table-row table:style-name="ro1">
          <table:table-cell office:value-type="float" office:value="1230469" calcext:value-type="float">
            <text:p>12304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30470" calcext:value-type="float">
            <text:p>1230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string" calcext:value-type="string">
            <text:p>Kerb2</text:p>
          </table:table-cell>
          <table:table-cell table:number-columns-repeated="5"/>
        </table:table-row>
        <table:table-row table:style-name="ro1">
          <table:table-cell office:value-type="float" office:value="1230470" calcext:value-type="float">
            <text:p>12304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30470" calcext:value-type="float">
            <text:p>12304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8"/>
        </table:table-row>
        <table:table-row table:style-name="ro1"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27" calcext:value-type="float">
            <text:p>12304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427" calcext:value-type="float">
            <text:p>12304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2"/>
          <table:table-cell office:value-type="string" calcext:value-type="string">
            <text:p>Zchng. 58III</text:p>
          </table:table-cell>
          <table:table-cell table:number-columns-repeated="2"/>
        </table:table-row>
        <table:table-row table:style-name="ro1">
          <table:table-cell office:value-type="float" office:value="1230472" calcext:value-type="float">
            <text:p>12304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72" calcext:value-type="float">
            <text:p>12304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72" calcext:value-type="float">
            <text:p>12304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1230472" calcext:value-type="float">
            <text:p>123047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448" calcext:value-type="float">
            <text:p>1230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448" calcext:value-type="float">
            <text:p>1230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3"/>
          <table:table-cell office:value-type="string" calcext:value-type="string">
            <text:p>altslawisch</text:p>
          </table:table-cell>
          <table:table-cell table:number-columns-repeated="2"/>
        </table:table-row>
        <table:table-row table:style-name="ro1">
          <table:table-cell office:value-type="float" office:value="1230448" calcext:value-type="float">
            <text:p>1230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" calcext:value-type="float">
            <text:p>0,4</text:p>
          </table:table-cell>
          <table:table-cell table:number-columns-repeated="6"/>
        </table:table-row>
        <table:table-row table:style-name="ro1">
          <table:table-cell office:value-type="float" office:value="1230406" calcext:value-type="float">
            <text:p>1230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06" calcext:value-type="float">
            <text:p>12304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406" calcext:value-type="float">
            <text:p>12304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2"/>
          <table:table-cell office:value-type="string" calcext:value-type="string">
            <text:p>Bobzin</text:p>
          </table:table-cell>
          <table:table-cell table:number-columns-repeated="2"/>
        </table:table-row>
        <table:table-row table:style-name="ro1"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5" calcext:value-type="float">
            <text:p>0,45</text:p>
          </table:table-cell>
          <table:table-cell table:number-columns-repeated="6"/>
        </table:table-row>
        <table:table-row table:style-name="ro1">
          <table:table-cell office:value-type="float" office:value="1230392" calcext:value-type="float">
            <text:p>123039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392" calcext:value-type="float">
            <text:p>123039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392" calcext:value-type="float">
            <text:p>12303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5 BS gehörend</text:p>
          </table:table-cell>
          <table:table-cell table:number-columns-repeated="2"/>
        </table:table-row>
        <table:table-row table:style-name="ro1">
          <table:table-cell office:value-type="float" office:value="1230392" calcext:value-type="float">
            <text:p>12303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392" calcext:value-type="float">
            <text:p>12303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table:number-columns-repeated="6"/>
        </table:table-row>
        <table:table-row table:style-name="ro1">
          <table:table-cell office:value-type="float" office:value="1230493" calcext:value-type="float">
            <text:p>123049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1230493" calcext:value-type="float">
            <text:p>123049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1230493" calcext:value-type="float">
            <text:p>123049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93" calcext:value-type="float">
            <text:p>12304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93" calcext:value-type="float">
            <text:p>12304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gehörend</text:p>
          </table:table-cell>
          <table:table-cell table:number-columns-repeated="2"/>
        </table:table-row>
        <table:table-row table:style-name="ro1"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office:value-type="string" calcext:value-type="string">
            <text:p>WB KL zwei</text:p>
          </table:table-cell>
          <table:table-cell table:number-columns-repeated="5"/>
        </table:table-row>
        <table:table-row table:style-name="ro1"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WB GR zwei</text:p>
          </table:table-cell>
          <table:table-cell table:number-columns-repeated="5"/>
        </table:table-row>
        <table:table-row table:style-name="ro1"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1</text:p>
          </table:table-cell>
          <table:table-cell/>
        </table:table-row>
        <table:table-row table:style-name="ro1"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/>
        </table:table-row>
        <table:table-row table:style-name="ro1"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/>
        </table:table-row>
        <table:table-row table:style-name="ro1"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/>
        </table:table-row>
        <table:table-row table:style-name="ro1">
          <table:table-cell office:value-type="float" office:value="1230463" calcext:value-type="float">
            <text:p>1230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282" calcext:value-type="float">
            <text:p>123028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282" calcext:value-type="float">
            <text:p>123028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282" calcext:value-type="float">
            <text:p>1230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Leiste 1</text:p>
          </table:table-cell>
          <table:table-cell table:number-columns-repeated="5"/>
        </table:table-row>
        <table:table-row table:style-name="ro1">
          <table:table-cell office:value-type="float" office:value="1230282" calcext:value-type="float">
            <text:p>123028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282" calcext:value-type="float">
            <text:p>1230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/>
        </table:table-row>
        <table:table-row table:style-name="ro1"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/>
        </table:table-row>
        <table:table-row table:style-name="ro1"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2"/>
          <table:table-cell office:value-type="string" calcext:value-type="string">
            <text:p>Zchng. 62II</text:p>
          </table:table-cell>
          <table:table-cell office:value-type="string" calcext:value-type="string">
            <text:p>WB GR</text:p>
          </table:table-cell>
          <table:table-cell/>
        </table:table-row>
        <table:table-row table:style-name="ro1"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office:value-type="string" calcext:value-type="string">
            <text:p>braun glasiert innen Rote Irdenware</text:p>
          </table:table-cell>
          <table:table-cell table:number-columns-repeated="5"/>
        </table:table-row>
        <table:table-row table:style-name="ro1"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Leiste1</text:p>
          </table:table-cell>
          <table:table-cell table:number-columns-repeated="5"/>
        </table:table-row>
        <table:table-row table:style-name="ro1"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WB</text:p>
          </table:table-cell>
          <table:table-cell table:number-columns-repeated="5"/>
        </table:table-row>
        <table:table-row table:style-name="ro1">
          <table:table-cell office:value-type="float" office:value="1230395" calcext:value-type="float">
            <text:p>12303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395" calcext:value-type="float">
            <text:p>12303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395" calcext:value-type="float">
            <text:p>123039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395" calcext:value-type="float">
            <text:p>123039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443" calcext:value-type="float">
            <text:p>12304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6"/>
        </table:table-row>
        <table:table-row table:style-name="ro1">
          <table:table-cell office:value-type="float" office:value="1230443" calcext:value-type="float">
            <text:p>12304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office:value-type="float" office:value="1230476" calcext:value-type="float">
            <text:p>1230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 1</text:p>
          </table:table-cell>
          <table:table-cell table:number-columns-repeated="5"/>
        </table:table-row>
        <table:table-row table:style-name="ro1"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/>
        </table:table-row>
        <table:table-row table:style-name="ro1">
          <table:table-cell office:value-type="float" office:value="1230476" calcext:value-type="float">
            <text:p>12304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76" calcext:value-type="float">
            <text:p>12304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float" office:value="1230476" calcext:value-type="float">
            <text:p>12304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30476" calcext:value-type="float">
            <text:p>12304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434" calcext:value-type="float">
            <text:p>12304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434" calcext:value-type="float">
            <text:p>12304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449" calcext:value-type="float">
            <text:p>1230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49" calcext:value-type="float">
            <text:p>1230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49" calcext:value-type="float">
            <text:p>1230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449" calcext:value-type="float">
            <text:p>12304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office:value-type="float" office:value="1230444" calcext:value-type="float">
            <text:p>1230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8"/>
        </table:table-row>
        <table:table-row table:style-name="ro1">
          <table:table-cell office:value-type="float" office:value="1230444" calcext:value-type="float">
            <text:p>12304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444" calcext:value-type="float">
            <text:p>12304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498" calcext:value-type="float">
            <text:p>1230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498" calcext:value-type="float">
            <text:p>12304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3"/>
          <table:table-cell office:value-type="string" calcext:value-type="string">
            <text:p>Bodenansatz</text:p>
          </table:table-cell>
          <table:table-cell table:number-columns-repeated="2"/>
        </table:table-row>
        <table:table-row table:style-name="ro1">
          <table:table-cell office:value-type="float" office:value="1230458" calcext:value-type="float">
            <text:p>123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85" calcext:value-type="float">
            <text:p>0,85</text:p>
          </table:table-cell>
          <table:table-cell table:number-columns-repeated="3"/>
          <table:table-cell office:value-type="string" calcext:value-type="string">
            <text:p>altslawisch</text:p>
          </table:table-cell>
          <table:table-cell table:number-columns-repeated="2"/>
        </table:table-row>
        <table:table-row table:style-name="ro1">
          <table:table-cell office:value-type="float" office:value="1230458" calcext:value-type="float">
            <text:p>123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30452" calcext:value-type="float">
            <text:p>12304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85" calcext:value-type="float">
            <text:p>0,85</text:p>
          </table:table-cell>
          <table:table-cell table:number-columns-repeated="6"/>
        </table:table-row>
        <table:table-row table:style-name="ro1">
          <table:table-cell office:value-type="float" office:value="1230452" calcext:value-type="float">
            <text:p>1230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office:value-type="float" office:value="1230288" calcext:value-type="float">
            <text:p>1230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6"/>
        </table:table-row>
        <table:table-row table:style-name="ro1">
          <table:table-cell office:value-type="float" office:value="1230288" calcext:value-type="float">
            <text:p>12302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55" calcext:value-type="float">
            <text:p>0,55</text:p>
          </table:table-cell>
          <table:table-cell table:number-columns-repeated="6"/>
        </table:table-row>
        <table:table-row table:style-name="ro1"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5"/>
        </table:table-row>
        <table:table-row table:style-name="ro1">
          <table:table-cell office:value-type="float" office:value="1230473" calcext:value-type="float">
            <text:p>12304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473" calcext:value-type="float">
            <text:p>12304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1230405" calcext:value-type="float">
            <text:p>12304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table:number-columns-repeated="6"/>
        </table:table-row>
        <table:table-row table:style-name="ro1">
          <table:table-cell office:value-type="float" office:value="1230405" calcext:value-type="float">
            <text:p>12304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/>
        </table:table-row>
        <table:table-row table:style-name="ro1"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54" calcext:value-type="float">
            <text:p>12304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454" calcext:value-type="float">
            <text:p>123045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460" calcext:value-type="float">
            <text:p>12304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B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3"/>
          <table:table-cell office:value-type="string" calcext:value-type="string">
            <text:p>Zchng. 66XII feldberg</text:p>
          </table:table-cell>
          <table:table-cell office:value-type="string" calcext:value-type="string">
            <text:p>Rahmen</text:p>
          </table:table-cell>
          <table:table-cell/>
        </table:table-row>
        <table:table-row table:style-name="ro1">
          <table:table-cell office:value-type="float" office:value="1230460" calcext:value-type="float">
            <text:p>12304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mmstrich drei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Rahmen</text:p>
          </table:table-cell>
          <table:table-cell table:number-columns-repeated="2"/>
          <table:table-cell office:value-type="string" calcext:value-type="string">
            <text:p>Feldberg</text:p>
          </table:table-cell>
          <table:table-cell table:number-columns-repeated="2"/>
        </table:table-row>
        <table:table-row table:style-name="ro1">
          <table:table-cell office:value-type="float" office:value="1230460" calcext:value-type="float">
            <text:p>12304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Sukow/feldberg</text:p>
          </table:table-cell>
          <table:table-cell table:number-columns-repeated="2"/>
        </table:table-row>
        <table:table-row table:style-name="ro1">
          <table:table-cell office:value-type="float" office:value="1230460" calcext:value-type="float">
            <text:p>12304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460" calcext:value-type="float">
            <text:p>1230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6"/>
        </table:table-row>
        <table:table-row table:style-name="ro1">
          <table:table-cell office:value-type="float" office:value="1230464" calcext:value-type="float">
            <text:p>12304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mmstrich</text:p>
          </table:table-cell>
          <table:table-cell table:number-columns-repeated="5"/>
          <table:table-cell office:value-type="string" calcext:value-type="string">
            <text:p>Zchng. 68IV Bobzin?</text:p>
          </table:table-cell>
          <table:table-cell table:number-columns-repeated="2"/>
        </table:table-row>
        <table:table-row table:style-name="ro1">
          <table:table-cell office:value-type="float" office:value="1230464" calcext:value-type="float">
            <text:p>12304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5"/>
        </table:table-row>
        <table:table-row table:style-name="ro1"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8"/>
        </table:table-row>
        <table:table-row table:style-name="ro1"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64" calcext:value-type="float">
            <text:p>12304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/>
        </table:table-row>
        <table:table-row table:style-name="ro1"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 table:number-columns-repeated="5"/>
        </table:table-row>
        <table:table-row table:style-name="ro1"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WB KL</text:p>
          </table:table-cell>
          <table:table-cell table:number-columns-repeated="5"/>
        </table:table-row>
        <table:table-row table:style-name="ro1"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5"/>
        </table:table-row>
        <table:table-row table:style-name="ro1">
          <table:table-cell office:value-type="float" office:value="1230464" calcext:value-type="float">
            <text:p>12304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64" calcext:value-type="float">
            <text:p>12304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64" calcext:value-type="float">
            <text:p>12304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464" calcext:value-type="float">
            <text:p>123046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5" calcext:value-type="float">
            <text:p>0,85</text:p>
          </table:table-cell>
          <table:table-cell table:number-columns-repeated="6"/>
        </table:table-row>
        <table:table-row table:style-name="ro1"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95" calcext:value-type="float">
            <text:p>0,95</text:p>
          </table:table-cell>
          <table:table-cell table:number-columns-repeated="3"/>
          <table:table-cell office:value-type="string" calcext:value-type="string">
            <text:p>altslawisch o. VFG</text:p>
          </table:table-cell>
          <table:table-cell table:number-columns-repeated="2"/>
        </table:table-row>
        <table:table-row table:style-name="ro1">
          <table:table-cell office:value-type="float" office:value="1230459" calcext:value-type="float">
            <text:p>12304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j.slawisch</text:p>
          </table:table-cell>
          <table:table-cell table:number-columns-repeated="2"/>
        </table:table-row>
        <table:table-row table:style-name="ro1"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2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office:value-type="float" office:value="1230461" calcext:value-type="float">
            <text:p>12304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Kerb2</text:p>
          </table:table-cell>
          <table:table-cell table:number-columns-repeated="5"/>
        </table:table-row>
        <table:table-row table:style-name="ro1">
          <table:table-cell office:value-type="float" office:value="1230461" calcext:value-type="float">
            <text:p>123046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461" calcext:value-type="float">
            <text:p>12304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ch</text:p>
          </table:table-cell>
          <table:table-cell table:number-columns-repeated="2"/>
          <table:table-cell office:value-type="string" calcext:value-type="string">
            <text:p>VFG?</text:p>
          </table:table-cell>
          <table:table-cell table:number-columns-repeated="2"/>
        </table:table-row>
        <table:table-row table:style-name="ro1">
          <table:table-cell office:value-type="float" office:value="1230394" calcext:value-type="float">
            <text:p>12303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394" calcext:value-type="float">
            <text:p>1230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Leiste 1</text:p>
          </table:table-cell>
          <table:table-cell table:number-columns-repeated="5"/>
        </table:table-row>
        <table:table-row table:style-name="ro1"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/>
        </table:table-row>
        <table:table-row table:style-name="ro1">
          <table:table-cell office:value-type="float" office:value="1230394" calcext:value-type="float">
            <text:p>1230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ste 1</text:p>
          </table:table-cell>
          <table:table-cell table:number-columns-repeated="2"/>
          <table:table-cell office:value-type="string" calcext:value-type="string">
            <text:p>Zchng. 69XIV</text:p>
          </table:table-cell>
          <table:table-cell table:number-columns-repeated="2"/>
        </table:table-row>
        <table:table-row table:style-name="ro1"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Leiste 1</text:p>
          </table:table-cell>
          <table:table-cell table:number-columns-repeated="2"/>
          <table:table-cell office:value-type="string" calcext:value-type="string">
            <text:p>Zchng. 69XII</text:p>
          </table:table-cell>
          <table:table-cell table:number-columns-repeated="2"/>
        </table:table-row>
        <table:table-row table:style-name="ro1">
          <table:table-cell office:value-type="float" office:value="1230394" calcext:value-type="float">
            <text:p>12303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table:number-columns-repeated="6"/>
        </table:table-row>
        <table:table-row table:style-name="ro1">
          <table:table-cell office:value-type="float" office:value="1230394" calcext:value-type="float">
            <text:p>123039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394" calcext:value-type="float">
            <text:p>12303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Harte Grauware? / VFG ?</text:p>
          </table:table-cell>
          <table:table-cell table:number-columns-repeated="2"/>
        </table:table-row>
        <table:table-row table:style-name="ro1">
          <table:table-cell office:value-type="float" office:value="1230408" calcext:value-type="float">
            <text:p>12304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/>
        </table:table-row>
        <table:table-row table:style-name="ro1">
          <table:table-cell office:value-type="float" office:value="1230408" calcext:value-type="float">
            <text:p>12304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408" calcext:value-type="float">
            <text:p>12304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70I</text:p>
          </table:table-cell>
          <table:table-cell table:number-columns-repeated="2"/>
        </table:table-row>
        <table:table-row table:style-name="ro1"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</text:p>
          </table:table-cell>
          <table:table-cell table:number-columns-repeated="5"/>
        </table:table-row>
        <table:table-row table:style-name="ro1"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B Doppel</text:p>
          </table:table-cell>
          <table:table-cell table:number-columns-repeated="5"/>
        </table:table-row>
        <table:table-row table:style-name="ro1"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 1</text:p>
          </table:table-cell>
          <table:table-cell table:number-columns-repeated="5"/>
        </table:table-row>
        <table:table-row table:style-name="ro1">
          <table:table-cell office:value-type="float" office:value="1230041" calcext:value-type="float">
            <text:p>12300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float" office:value="1230041" calcext:value-type="float">
            <text:p>123004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table:number-columns-repeated="8"/>
        </table:table-row>
        <table:table-row table:style-name="ro1">
          <table:table-cell office:value-type="float" office:value="1230467" calcext:value-type="float">
            <text:p>12304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67" calcext:value-type="float">
            <text:p>12304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/>
        </table:table-row>
        <table:table-row table:style-name="ro1"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/>
        </table:table-row>
        <table:table-row table:style-name="ro1">
          <table:table-cell office:value-type="float" office:value="1230467" calcext:value-type="float">
            <text:p>12304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office:value-type="float" office:value="1230467" calcext:value-type="float">
            <text:p>12304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467" calcext:value-type="float">
            <text:p>123046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 table:number-columns-repeated="2"/>
          <table:table-cell office:value-type="string" calcext:value-type="string">
            <text:p>Zchng. 71I</text:p>
          </table:table-cell>
          <table:table-cell table:number-columns-repeated="2"/>
        </table:table-row>
        <table:table-row table:style-name="ro1">
          <table:table-cell office:value-type="float" office:value="1230481" calcext:value-type="float">
            <text:p>12304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Leiste1</text:p>
          </table:table-cell>
          <table:table-cell table:number-columns-repeated="5"/>
        </table:table-row>
        <table:table-row table:style-name="ro1">
          <table:table-cell office:value-type="float" office:value="1230481" calcext:value-type="float">
            <text:p>12304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81" calcext:value-type="float">
            <text:p>12304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81" calcext:value-type="float">
            <text:p>12304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/>
        </table:table-row>
        <table:table-row table:style-name="ro1"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5"/>
        </table:table-row>
        <table:table-row table:style-name="ro1">
          <table:table-cell office:value-type="float" office:value="1230481" calcext:value-type="float">
            <text:p>123048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481" calcext:value-type="float">
            <text:p>123048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71VI</text:p>
          </table:table-cell>
          <table:table-cell table:number-columns-repeated="2"/>
        </table:table-row>
        <table:table-row table:style-name="ro1"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schgrät</text:p>
          </table:table-cell>
          <table:table-cell/>
          <table:table-cell office:value-type="float" office:value="0.35" calcext:value-type="float">
            <text:p>0,35</text:p>
          </table:table-cell>
          <table:table-cell table:number-columns-repeated="6"/>
        </table:table-row>
        <table:table-row table:style-name="ro1"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1</text:p>
          </table:table-cell>
          <table:table-cell/>
        </table:table-row>
        <table:table-row table:style-name="ro1">
          <table:table-cell office:value-type="float" office:value="1230477" calcext:value-type="float">
            <text:p>12304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477" calcext:value-type="float">
            <text:p>123047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string" calcext:value-type="string">
            <text:p>WB</text:p>
          </table:table-cell>
          <table:table-cell table:number-columns-repeated="5"/>
        </table:table-row>
        <table:table-row table:style-name="ro1">
          <table:table-cell office:value-type="float" office:value="1230234" calcext:value-type="float">
            <text:p>1230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234" calcext:value-type="float">
            <text:p>1230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234" calcext:value-type="float">
            <text:p>12302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table:number-columns-repeated="8"/>
        </table:table-row>
        <table:table-row table:style-name="ro1">
          <table:table-cell office:value-type="float" office:value="1230457" calcext:value-type="float">
            <text:p>12304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6"/>
        </table:table-row>
        <table:table-row table:style-name="ro1">
          <table:table-cell office:value-type="float" office:value="1230252" calcext:value-type="float">
            <text:p>12302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5"/>
        </table:table-row>
        <table:table-row table:style-name="ro1"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doppel</text:p>
          </table:table-cell>
          <table:table-cell/>
        </table:table-row>
        <table:table-row table:style-name="ro1">
          <table:table-cell office:value-type="float" office:value="1230252" calcext:value-type="float">
            <text:p>12302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1230252" calcext:value-type="float">
            <text:p>12302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252" calcext:value-type="float">
            <text:p>1230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5"/>
        </table:table-row>
        <table:table-row table:style-name="ro1"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250" calcext:value-type="float">
            <text:p>12302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office:value-type="float" office:value="1230367" calcext:value-type="float">
            <text:p>123036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367" calcext:value-type="float">
            <text:p>12303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table:number-columns-repeated="6"/>
        </table:table-row>
        <table:table-row table:style-name="ro1">
          <table:table-cell office:value-type="float" office:value="1230295" calcext:value-type="float">
            <text:p>1230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295" calcext:value-type="float">
            <text:p>12302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302" calcext:value-type="float">
            <text:p>12303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230302" calcext:value-type="float">
            <text:p>12303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 1</text:p>
          </table:table-cell>
          <table:table-cell table:number-columns-repeated="5"/>
        </table:table-row>
        <table:table-row table:style-name="ro1">
          <table:table-cell office:value-type="float" office:value="1230296" calcext:value-type="float">
            <text:p>12302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float" office:value="0.35" calcext:value-type="float">
            <text:p>0,35</text:p>
          </table:table-cell>
          <table:table-cell office:value-type="float" office:value="1.2" calcext:value-type="float">
            <text:p>1,2</text:p>
          </table:table-cell>
          <table:table-cell table:number-columns-repeated="6"/>
        </table:table-row>
        <table:table-row table:style-name="ro1">
          <table:table-cell office:value-type="float" office:value="1230296" calcext:value-type="float">
            <text:p>12302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284" calcext:value-type="float">
            <text:p>1230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284" calcext:value-type="float">
            <text:p>12302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5"/>
        </table:table-row>
        <table:table-row table:style-name="ro1"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/>
        </table:table-row>
        <table:table-row table:style-name="ro1"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/>
        </table:table-row>
        <table:table-row table:style-name="ro1">
          <table:table-cell office:value-type="float" office:value="1230284" calcext:value-type="float">
            <text:p>123028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284" calcext:value-type="float">
            <text:p>12302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32XII</text:p>
          </table:table-cell>
          <table:table-cell table:number-columns-repeated="2"/>
        </table:table-row>
        <table:table-row table:style-name="ro1"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RS Zchng. 33I</text:p>
          </table:table-cell>
          <table:table-cell table:number-columns-repeated="2"/>
        </table:table-row>
        <table:table-row table:style-name="ro1">
          <table:table-cell office:value-type="float" office:value="1230340" calcext:value-type="float">
            <text:p>12303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BS Zchng. 33X</text:p>
          </table:table-cell>
          <table:table-cell table:number-columns-repeated="2"/>
        </table:table-row>
        <table:table-row table:style-name="ro1"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33III</text:p>
          </table:table-cell>
          <table:table-cell table:number-columns-repeated="2"/>
        </table:table-row>
        <table:table-row table:style-name="ro1"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2"/>
          <table:table-cell office:value-type="string" calcext:value-type="string">
            <text:p>Zchng. 33VII</text:p>
          </table:table-cell>
          <table:table-cell table:number-columns-repeated="2"/>
        </table:table-row>
        <table:table-row table:style-name="ro1"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2"/>
          <table:table-cell office:value-type="string" calcext:value-type="string">
            <text:p>Zchng. 33VIII</text:p>
          </table:table-cell>
          <table:table-cell table:number-columns-repeated="2"/>
        </table:table-row>
        <table:table-row table:style-name="ro1" table:number-rows-repeated="104801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.00.0000</text:date>, <text:time style:data-style-name="N2" text:time-value="06:45:12.22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2:18:28.742000000</meta:creation-date>
    <dc:date>2018-09-17T13:02:33.038000000</dc:date>
    <meta:editing-duration>PT11H53M12S</meta:editing-duration>
    <meta:editing-cycles>66</meta:editing-cycles>
    <meta:generator>LibreOffice/5.1.6.2$Windows_x86 LibreOffice_project/07ac168c60a517dba0f0d7bc7540f5afa45f0909</meta:generator>
    <meta:document-statistic meta:table-count="1" meta:cell-count="2630" meta:object-count="0"/>
  </office:meta>
</office:document-meta>
</file>